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 gobernantes y los planificadores de las ciudades pueden hacer mucho por la salud de sus ciudadanos. Cuando toman sus decisiones, pueden contribuir a mejorarla, si las consecuencias favorecen la salud. Pero también pueden empeorarla, si las decisiones tomadas afectan negativamente a la ciudad.</text:p>
      <text:p text:style-name="Normal">La relación entre urbanismo y salud va más allá de las medidas clásicas referidas al suministro de agua potable, y la eliminación de residuos. Los planificadores urbanísticos deben contemplar que sus decisiones sobre el transporte y el tráfico, los espacios verdes, el tipo de construcción, influyen en la salud de las personas que habitan en esos espacios.</text:p>
      <text:p text:style-name="Normal">Al mismo tiempo,<text:s/>los efectos positivos sobre la salud repercuten en la calidad de vida de los ciudadanos, aumentando su productividad, favoreciendo la habitabilidad y vitalidad de la ciudad, y en general, promoviendo el progreso de esa sociedad.</text:p>
      <text:p text:style-name="Normal">Las Naciones Unidas han lanzado las Objetivos de Desarrollo Sostenible (ODS). En ese, como una oportunidad para mejorar la vida de las personas en todo el mundo. Entre los 17 objetivos propuestos,<text:s/>hay dos que se refieren específicamente a salud y ciudad. Se trata del<text:s/>ODS<text:s/>3 (Garantizar una vida sana y promover el bienestar para todos en todas las edades),<text:s/>y del ODS 11 (Lograr que las ciudades y los asentamientos humanos sean inclusivos, seguros, resilientes y sostenibles).<text:s/></text:p>
      <text:p text:style-name="Normal">La Conferencia Habitat III es uno de los instrumentos para tratar de alcanzar el ODS 11. En la reunión celebrada en Quito (Ecuador) el pasado octubre de 2016, los firmantes reconocieron que las ciudades podían tener un gran impacto en la salud. La OMS subrayó que el rápido crecimiento urbano en muchas ciudades impacta de forma negativa la salud y el clima.</text:p>
      <text:p text:style-name="Normal">El organismo de la ONU explicó que el tráfico en las ciudades mal diseñadas, la falta de acceso a energías limpias, además de estilos sedentarios de vida, dietas poco saludables y lesiones causadas por accidentes de tránsito, alimentan la pandemia mundial de enfermedades no transmisibles.</text:p>
      <text:p text:style-name="Normal">El documento “Health as the pulse for the new urban agenda” refleja ampliamente todas las facetas en las que se debe trabajar para que las transformaciones que se produzcan en las ciudades lo hagan en el sentido de aumentar el nivel de salud, y reduzcan los riesgos hacia ell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Ramón Lacalle Remigio</meta:initial-creator>
    <dc:creator>Juan Ramón Lacalle Remigio</dc:creator>
    <meta:creation-date>2017-01-07T18:26:00Z</meta:creation-date>
    <dc:date>2017-01-07T21:58:00Z</dc:date>
    <meta:template xlink:href="Normal" xlink:type="simple"/>
    <meta:editing-cycles>1</meta:editing-cycles>
    <meta:editing-duration>PT2640S</meta:editing-duration>
    <meta:document-statistic meta:page-count="1" meta:paragraph-count="4" meta:word-count="354" meta:character-count="2303" meta:row-count="16" meta:non-whitespace-character-count="1953"/>
  </office:meta>
</office:document-meta>
</file>